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paragraph-properties fo:margin-left="0in" fo:margin-right="0in" fo:line-height="100%" fo:text-align="start" style:justify-single-word="false" fo:text-indent="0in" style:auto-text-indent="false" style:writing-mode="lr-tb"/>
      <style:text-properties officeooo:rsid="0018226b" officeooo:paragraph-rsid="0018447d"/>
    </style:style>
    <style:style style:name="P2" style:family="paragraph" style:parent-style-name="Heading_20_1">
      <style:paragraph-properties fo:margin-left="0in" fo:margin-right="0in" fo:line-height="100%" fo:text-align="start" style:justify-single-word="false" fo:text-indent="0in" style:auto-text-indent="false" style:writing-mode="lr-tb"/>
      <style:text-properties officeooo:rsid="0018226b" officeooo:paragraph-rsid="001908b1"/>
    </style:style>
    <style:style style:name="P3" style:family="paragraph" style:parent-style-name="Standard" style:master-page-name="Standard">
      <style:paragraph-properties fo:margin-left="0in" fo:margin-right="0in" fo:line-height="100%" fo:text-align="start" style:justify-single-word="false" fo:text-indent="0in" style:auto-text-indent="false" style:page-number="auto" fo:break-before="auto" fo:break-after="auto" style:writing-mode="lr-tb"/>
      <style:text-properties fo:font-size="12pt" style:text-underline-style="solid" style:text-underline-width="auto" style:text-underline-color="font-color" fo:font-weight="bold" officeooo:rsid="001e9696" officeooo:paragraph-rsid="001e9696" style:font-size-asian="12pt" style:font-weight-asian="bold" style:font-size-complex="12pt" style:font-weight-complex="bold"/>
    </style:style>
    <style:style style:name="P4" style:family="paragraph" style:parent-style-name="Standard">
      <style:paragraph-properties fo:margin-left="0in" fo:margin-right="0in" fo:line-height="100%" fo:text-align="start" style:justify-single-word="false" fo:text-indent="0in" style:auto-text-indent="false" style:writing-mode="lr-tb"/>
      <style:text-properties fo:font-size="12pt" style:text-underline-style="solid" style:text-underline-width="auto" style:text-underline-color="font-color" fo:font-weight="bold" officeooo:rsid="001e9696" officeooo:paragraph-rsid="001e9696" style:font-size-asian="12pt" style:font-weight-asian="bold" style:font-size-complex="12pt" style:font-weight-complex="bold"/>
    </style:style>
    <style:style style:name="P5" style:family="paragraph" style:parent-style-name="Standard">
      <style:paragraph-properties fo:margin-left="0in" fo:margin-right="0in" fo:line-height="100%" fo:text-align="start" style:justify-single-word="false" fo:text-indent="0in" style:auto-text-indent="false" style:writing-mode="lr-tb"/>
      <style:text-properties fo:font-size="12pt" officeooo:rsid="0018226b" officeooo:paragraph-rsid="001e9696" style:font-size-asian="12pt" style:font-size-complex="12pt"/>
    </style:style>
    <style:style style:name="P6" style:family="paragraph" style:parent-style-name="Standard">
      <style:paragraph-properties fo:margin-left="0in" fo:margin-right="0in" fo:line-height="100%" fo:text-align="start" style:justify-single-word="false" fo:text-indent="0in" style:auto-text-indent="false" style:writing-mode="lr-tb"/>
      <style:text-properties fo:font-size="12pt" officeooo:rsid="0018226b" officeooo:paragraph-rsid="0018447d" style:font-size-asian="12pt" style:font-size-complex="12pt"/>
    </style:style>
    <style:style style:name="P7" style:family="paragraph" style:parent-style-name="Standard">
      <style:paragraph-properties fo:margin-left="0in" fo:margin-right="0in" fo:line-height="100%" fo:text-align="start" style:justify-single-word="false" fo:text-indent="0in" style:auto-text-indent="false" style:writing-mode="lr-tb"/>
      <style:text-properties fo:font-size="12pt" officeooo:rsid="0018447d" officeooo:paragraph-rsid="0018447d" style:font-size-asian="12pt" style:font-size-complex="12pt"/>
    </style:style>
    <style:style style:name="P8" style:family="paragraph" style:parent-style-name="Standard">
      <style:paragraph-properties fo:margin-left="0in" fo:margin-right="0in" fo:line-height="100%" fo:text-align="start" style:justify-single-word="false" fo:text-indent="0in" style:auto-text-indent="false" style:writing-mode="lr-tb"/>
      <style:text-properties officeooo:rsid="0018226b" officeooo:paragraph-rsid="0018447d"/>
    </style:style>
    <style:style style:name="P9" style:family="paragraph" style:parent-style-name="Standard">
      <style:paragraph-properties fo:line-height="100%" fo:text-align="start" style:justify-single-word="false" style:writing-mode="lr-tb"/>
      <style:text-properties officeooo:rsid="0018226b" officeooo:paragraph-rsid="0018447d"/>
    </style:style>
    <style:style style:name="T1" style:family="text">
      <style:text-properties officeooo:rsid="0018447d"/>
    </style:style>
    <style:style style:name="T2" style:family="text">
      <style:text-properties officeooo:rsid="001908b1"/>
    </style:style>
    <style:style style:name="T3" style:family="text">
      <style:text-properties officeooo:rsid="001bb183"/>
    </style:style>
    <style:style style:name="T4" style:family="text">
      <style:text-properties officeooo:rsid="001e9696"/>
    </style:style>
    <style:style style:name="T5" style:family="text">
      <style:text-properties officeooo:rsid="00220a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0">PRÀCTICA 1<text:span text:style-name="T5">3</text:span></text:h>
      <text:h text:style-name="P4" text:outline-level="10"/>
      <text:h text:style-name="P5" text:outline-level="10">-- <text:span text:style-name="T4">1</text:span>. Per<text:span text:style-name="T1"> cada venedor (o treballador o reprentant de ventes), m</text:span>ostrar l'identificador del venedor i un camp anomenat "precio0". El camp "precio0" ha de contenir el preu del producte més <text:span text:style-name="T4">barat</text:span> que ha venut. </text:h>
      <text:h text:style-name="P5" text:outline-level="10"/>
      <text:h text:style-name="P6" text:outline-level="10"/>
      <text:h text:style-name="P6" text:outline-level="10">-- <text:span text:style-name="T2">2</text:span>. Per<text:span text:style-name="T1"> cada venedor (o treballador o reprentant de ventes), m</text:span>ostrar l'identificador del venedor i un camp anomenat "<text:span text:style-name="T4">num_imm</text:span>". El camp "<text:span text:style-name="T4">num_imm</text:span>" ha de contenir <text:span text:style-name="T4">la quantitat de productes venuts de la fàbrica “imm”</text:span></text:h>
      <text:h text:style-name="P6" text:outline-level="10"/>
      <text:h text:style-name="P6" text:outline-level="10"/>
      <text:h text:style-name="P1" text:outline-level="10">-- <text:span text:style-name="T2">3</text:span>. <text:span text:style-name="T3">M</text:span>ostrar l'identificador del fabricant i un camp anomenat "m_precio". El camp "m_precio" ha de mostrar la mitjana del preu dels productes de cada fabricant. </text:h>
      <text:h text:style-name="P1" text:outline-level="10"/>
      <text:h text:style-name="P1" text:outline-level="10"/>
      <text:h text:style-name="P1" text:outline-level="10">-- <text:span text:style-name="T2">4</text:span>. <text:span text:style-name="T1">Per cada client que ha fet alguna compra, m</text:span>ostrar l'identificador del client i un camp anomenat "pedidos". El camp "pedidos" ha de mostrar quantes comandes ha fet cada client. </text:h>
      <text:h text:style-name="P6" text:outline-level="10"/>
      <text:h text:style-name="P6" text:outline-level="10"/>
      <text:h text:style-name="P6" text:outline-level="10"/>
      <text:h text:style-name="P6" text:outline-level="10"/>
      <text:h text:style-name="P6" text:outline-level="10">--<text:span text:style-name="T2">5</text:span>. <text:span text:style-name="T1">Per cada client m</text:span>ostrar l'identificador i e<text:span text:style-name="T1">l</text:span> nom de l'empresa. Només mostrar aquells clients que la suma dels imports de les seves comandes sigui menor al limit de crèdit. </text:h>
      <text:h text:style-name="P2" text:outline-level="10"/>
      <text:h text:style-name="P2" text:outline-level="10"/>
      <text:h text:style-name="P2" text:outline-level="10"/>
      <text:h text:style-name="P2" text:outline-level="10"/>
      <text:h text:style-name="P2" text:outline-level="10">-- <text:span text:style-name="T2">6</text:span>. Mostrar els directors d'empleats. <text:span text:style-name="T2">Seleccionar l</text:span>'identificador, <text:span text:style-name="T2">el </text:span>nom i un camp anomenat "empleados". Només han d'aparèixer al llistat els directors d'empleats que tenen empleats al seu càrrec. El camp "empleados" ha de mostrar el nombre d'empleats que té assignat cada director d'empleats. </text:h>
      <text:h text:style-name="P2" text:outline-level="10"/>
      <text:h text:style-name="P1" text:outline-level="10">-- <text:span text:style-name="T2">7</text:span>. Mostrar l'identificador i la ciutat de les oficines i dos camps més, un anomenat "credito1" i l'altre "credito2". Per a cada oficina, el camp "credito1" ha de mostrar el límit de crèdit més petit d'entre tots els clients que el seu representant de vendes treballa a l'oficina. El camp "credito2" ha de ser el mateix però pel límit de crèdit més gran. </text:h>
      <text:h text:style-name="P8" text:outline-level="10"/>
      <text:h text:style-name="P8" text:outline-level="10"/>
      <text:h text:style-name="P8" text:outline-level="10"/>
      <text:h text:style-name="P1" text:outline-level="10">-- <text:span text:style-name="T2">8</text:span>. <text:span text:style-name="T2">Per cada venedor i cadascun dels seus clients, m</text:span>ostrar l'identificador del venedor, l'identificador del client <text:span text:style-name="T2">i</text:span> un camp anomenat "importe_m". El camp "importe_m" ha de mostrar l'import mig de les comandes que ha realitzat cada venedor a cada client diferent. </text:h>
      <text:h text:style-name="P1" text:outline-level="10"/>
      <text:h text:style-name="P8" text:outline-level="10"/>
      <text:h text:style-name="P7" text:outline-level="10">-- <text:span text:style-name="T2">9</text:span>. <text:span text:style-name="T2">Per les oficines m</text:span>ostrar l'identificador i la ciutat de l'oficina. Llistar les 3 oficines que entre tots els seus treballadors han fet més comandes. </text:h>
      <text:h text:style-name="P8" text:outline-level="10"/>
      <text:h text:style-name="P1" text:outline-level="10"><text:soft-page-break/>-- <text:span text:style-name="T2">10</text:span>. <text:span text:style-name="T2">Dels productes m</text:span>ostrar el preu i un camp anomenat "cantidad". Per cada producte, el camp "cantidad" ha de ser el total de les quantitats demanades a les comandes. Només mostrar els productes que s'hagin demanat a menys de 2 comandes. </text:h>
      <text:h text:style-name="P1" text:outline-level="10"/>
      <text:h text:style-name="P1" text:outline-level="10"/>
      <text:h text:style-name="P2" text:outline-level="10">-- 1<text:span text:style-name="T2">1</text:span>. <text:span text:style-name="T2">L</text:span>listar aquells clients amb un import de comandes acumulat més gran a 10000. Mostrar l'identificador del client <text:span text:style-name="T2">i</text:span> el nom dels representants de vendes del client. </text:h>
      <text:h text:style-name="P1" text:outline-level="10"/>
      <text:h text:style-name="P1" text:outline-level="10"/>
      <text:h text:style-name="P1" text:outline-level="10">-- 1<text:span text:style-name="T2">2</text:span>. <text:span text:style-name="T2">Em quant a les existències dels productes: </text:span>Mostrar un camp anomenat "m_e". El camp "m_e" ha de contenir el valor de les existències del producte amb menys existències. No s'han de tenir en compte els productes del fabricant amb identificació "bic" ni aquells productes que la seva descripció comenci per "Riostra". </text:h>
      <text:h text:style-name="P1" text:outline-level="10"/>
      <text:h text:style-name="P1" text:outline-level="10"/>
      <text:h text:style-name="P1" text:outline-level="10">-- 1<text:span text:style-name="T2">3</text:span>. Mostrar l'identificador i el nom del representant de vendes i un camp anomenat "lim". El camp "lim" ha de mostrar la mitja del límit de crèdit dels clients representats per cada un dels representants de vendes. </text:h>
      <text:h text:style-name="P1" text:outline-level="10"/>
      <text:h text:style-name="P1" text:outline-level="10"/>
      <text:h text:style-name="P1" text:outline-level="10">-- 1<text:span text:style-name="T2">4</text:span>. <text:span text:style-name="T2">Llistar els directors d'empleats. </text:span>Mostrar l'identificador, el nom i l'edat dels representant<text:span text:style-name="T2">s</text:span> de vendes que <text:span text:style-name="T2">són </text:span>director d'empleats. <text:span text:style-name="T2">T</text:span>ambé mostrar un camp anomenat "e_sub". El camp "e_sub" ha de mostrar la mitja d'edat del empleats assignats a cada un dels directors. </text:h>
      <text:h text:style-name="P2" text:outline-level="10"/>
      <text:h text:style-name="P2" text:outline-level="10">-- 1<text:span text:style-name="T2">5</text:span>. Mostrar l'identificador i el nom dels representants de vendes seguit d'un camp anomenat "pedidos". El camp "pedidos" ha de mostrar la quantitat de comandes que ha fet cada representat de vendes. No s'ha de tenir en compte aquells representants de vendes que no tinguin un director de vendes associat. S'han de mostrar ordenats en primera instància del representant de vendes que té més comandes al que te menys comandes, i en segona instància per ordre alfabètic del nom del treballador. </text:h>
      <text:h text:style-name="P2" text:outline-level="10"/>
      <text:h text:style-name="P9" text:outline-level="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line-height="100%" fo:break-before="auto" fo:break-after="auto" fo:keep-with-next="always" style:writing-mode="lr-tb"/>
      <style:text-properties fo:font-size="12pt" style:font-size-asian="12pt" style:font-size-complex="12pt"/>
    </style:style>
    <style:style style:name="Heading_20_2" style:display-name="Heading 2" style:family="paragraph" style:parent-style-name="Standard" style:class="text">
      <style:paragraph-properties fo:margin-top="0.1665in" fo:margin-bottom="0.0417in" loext:contextual-spacing="false" fo:line-height="100%" fo:break-before="auto" fo:break-after="auto" fo:keep-with-next="always" style:writing-mode="lr-tb"/>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class="text">
      <style:paragraph-properties fo:margin-top="0.1665in" fo:margin-bottom="0.0417in" loext:contextual-spacing="false" fo:line-height="100%" fo:break-before="auto" fo:break-after="auto" fo:keep-with-next="always" style:writing-mode="lr-tb"/>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class="text">
      <style:paragraph-properties fo:margin-top="0.1665in" fo:margin-bottom="0.0417in" loext:contextual-spacing="false" fo:line-height="100%" fo:break-before="auto" fo:break-after="auto" fo:keep-with-next="always"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1665in" fo:margin-bottom="0.0417in" loext:contextual-spacing="false"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1665in" fo:margin-bottom="0.0417in" loext:contextual-spacing="false"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1665in" fo:margin-bottom="0.0417in" loext:contextual-spacing="false" fo:line-height="100%" fo:text-align="center" style:justify-single-word="false" fo:break-before="auto" fo:break-after="auto"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class="chapter">
      <style:paragraph-properties fo:margin-top="0in" fo:margin-bottom="0.0417in" loext:contextual-spacing="false" fo:line-height="100%" fo:text-align="center" style:justify-single-word="false" fo:break-before="auto" fo:break-after="auto" style:writing-mode="lr-tb"/>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List1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Verdana" fo:font-family="Verdana" fo:font-size="9pt" fo:font-style="normal" style:text-underline-style="none" fo:font-weight="normal" style:font-name-asian="Verdana" style:font-family-asian="Verdana" style:font-size-asian="9pt" style:font-style-asian="normal" style:font-weight-asian="normal" style:font-name-complex="Verdana" style:font-family-complex="Verdana" style:font-size-complex="9pt" style:font-style-complex="normal" style:font-weight-complex="normal"/>
    </style:style>
    <style:style style:name="List1Level3" style:family="text">
      <style:text-properties fo:color="#000000" style:text-line-through-style="none" style:text-line-through-type="none" style:font-name="Verdana" fo:font-family="Verdana" fo:font-size="9pt" fo:font-style="normal" style:text-underline-style="none" fo:font-weight="normal" style:font-name-asian="Verdana" style:font-family-asian="Verdana" style:font-size-asian="9pt" style:font-style-asian="normal" style:font-weight-asian="normal" style:font-name-complex="Verdana" style:font-family-complex="Verdana" style:font-size-complex="9pt" style:font-style-complex="normal" style:font-weight-complex="normal"/>
    </style:style>
    <style:style style:name="List1Level4" style:family="text">
      <style:text-properties fo:color="#000000" style:text-line-through-style="none" style:text-line-through-type="none" style:font-name="Verdana" fo:font-family="Verdana" fo:font-size="9pt" fo:font-style="normal" style:text-underline-style="none" fo:font-weight="normal" style:font-name-asian="Verdana" style:font-family-asian="Verdana" style:font-size-asian="9pt" style:font-style-asian="normal" style:font-weight-asian="normal" style:font-name-complex="Verdana" style:font-family-complex="Verdana" style:font-size-complex="9pt" style:font-style-complex="normal" style:font-weight-complex="normal"/>
    </style:style>
    <style:style style:name="List1Level5" style:family="text">
      <style:text-properties fo:color="#000000" style:text-line-through-style="none" style:text-line-through-type="none" style:font-name="Verdana" fo:font-family="Verdana" fo:font-size="9pt" fo:font-style="normal" style:text-underline-style="none" fo:font-weight="normal" style:font-name-asian="Verdana" style:font-family-asian="Verdana" style:font-size-asian="9pt" style:font-style-asian="normal" style:font-weight-asian="normal" style:font-name-complex="Verdana" style:font-family-complex="Verdana" style:font-size-complex="9pt" style:font-style-complex="normal" style:font-weight-complex="normal"/>
    </style:style>
    <style:style style:name="List1Level6" style:family="text">
      <style:text-properties fo:color="#000000" style:text-line-through-style="none" style:text-line-through-type="none" style:font-name="Verdana" fo:font-family="Verdana" fo:font-size="9pt" fo:font-style="normal" style:text-underline-style="none" fo:font-weight="normal" style:font-name-asian="Verdana" style:font-family-asian="Verdana" style:font-size-asian="9pt" style:font-style-asian="normal" style:font-weight-asian="normal" style:font-name-complex="Verdana" style:font-family-complex="Verdana" style:font-size-complex="9pt" style:font-style-complex="normal" style:font-weight-complex="normal"/>
    </style:style>
    <style:style style:name="List1Level7" style:family="text">
      <style:text-properties fo:color="#000000" style:text-line-through-style="none" style:text-line-through-type="none" style:font-name="Verdana" fo:font-family="Verdana" fo:font-size="9pt" fo:font-style="normal" style:text-underline-style="none" fo:font-weight="normal" style:font-name-asian="Verdana" style:font-family-asian="Verdana" style:font-size-asian="9pt" style:font-style-asian="normal" style:font-weight-asian="normal" style:font-name-complex="Verdana" style:font-family-complex="Verdana" style:font-size-complex="9pt" style:font-style-complex="normal" style:font-weight-complex="normal"/>
    </style:style>
    <style:style style:name="List1Level8" style:family="text">
      <style:text-properties fo:color="#000000" style:text-line-through-style="none" style:text-line-through-type="none" style:font-name="Verdana" fo:font-family="Verdana" fo:font-size="9pt" fo:font-style="normal" style:text-underline-style="none" fo:font-weight="normal" style:font-name-asian="Verdana" style:font-family-asian="Verdana" style:font-size-asian="9pt" style:font-style-asian="normal" style:font-weight-asian="normal" style:font-name-complex="Verdana" style:font-family-complex="Verdana" style:font-size-complex="9pt" style:font-style-complex="normal" style:font-weight-complex="normal"/>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fo:color="#000000" style:text-line-through-style="none" style:text-line-through-type="none" style:font-name="Verdana" fo:font-family="Verdana" fo:font-size="9pt" fo:font-style="normal" style:text-underline-style="none" fo:font-weight="normal" style:font-name-asian="Verdana" style:font-family-asian="Verdana" style:font-size-asian="9pt" style:font-style-asian="normal" style:font-weight-asian="normal" style:font-name-complex="Verdana" style:font-family-complex="Verdana" style:font-size-complex="9pt" style:font-style-complex="normal" style:font-weight-complex="normal"/>
    </style:style>
    <style:style style:name="List7Level1" style:family="text">
      <style:text-properties fo:color="#000000" style:text-line-through-style="none" style:text-line-through-type="none" style:font-name="Verdana" fo:font-family="Verdana" fo:font-size="9pt" fo:font-style="normal" style:text-underline-style="none" fo:font-weight="normal" style:font-name-asian="Verdana" style:font-family-asian="Verdana" style:font-size-asian="9pt" style:font-style-asian="normal" style:font-weight-asian="normal" style:font-name-complex="Verdana" style:font-family-complex="Verdana" style:font-size-complex="9pt" style:font-style-complex="normal" style:font-weight-complex="normal"/>
    </style:style>
    <style:style style:name="List7Level2" style:family="text">
      <style:text-properties fo:color="#000000" style:text-line-through-style="none" style:text-line-through-type="none" style:font-name="Verdana" fo:font-family="Verdana" fo:font-size="9pt" fo:font-style="normal" style:text-underline-style="none" fo:font-weight="normal" style:font-name-asian="Verdana" style:font-family-asian="Verdana" style:font-size-asian="9pt" style:font-style-asian="normal" style:font-weight-asian="normal" style:font-name-complex="Verdana" style:font-family-complex="Verdana" style:font-size-complex="9pt" style:font-style-complex="normal" style:font-weight-complex="normal"/>
    </style:style>
    <style:style style:name="List7Level3" style:family="text">
      <style:text-properties fo:color="#000000" style:text-line-through-style="none" style:text-line-through-type="none" style:font-name="Verdana" fo:font-family="Verdana" fo:font-size="9pt" fo:font-style="normal" style:text-underline-style="none" fo:font-weight="normal" style:font-name-asian="Verdana" style:font-family-asian="Verdana" style:font-size-asian="9pt" style:font-style-asian="normal" style:font-weight-asian="normal" style:font-name-complex="Verdana" style:font-family-complex="Verdana" style:font-size-complex="9pt" style:font-style-complex="normal" style:font-weight-complex="normal"/>
    </style:style>
    <style:style style:name="List7Level4" style:family="text">
      <style:text-properties fo:color="#000000" style:text-line-through-style="none" style:text-line-through-type="none" style:font-name="Verdana" fo:font-family="Verdana" fo:font-size="9pt" fo:font-style="normal" style:text-underline-style="none" fo:font-weight="normal" style:font-name-asian="Verdana" style:font-family-asian="Verdana" style:font-size-asian="9pt" style:font-style-asian="normal" style:font-weight-asian="normal" style:font-name-complex="Verdana" style:font-family-complex="Verdana" style:font-size-complex="9pt" style:font-style-complex="normal" style:font-weight-complex="normal"/>
    </style:style>
    <style:style style:name="List7Level5" style:family="text">
      <style:text-properties fo:color="#000000" style:text-line-through-style="none" style:text-line-through-type="none" style:font-name="Verdana" fo:font-family="Verdana" fo:font-size="9pt" fo:font-style="normal" style:text-underline-style="none" fo:font-weight="normal" style:font-name-asian="Verdana" style:font-family-asian="Verdana" style:font-size-asian="9pt" style:font-style-asian="normal" style:font-weight-asian="normal" style:font-name-complex="Verdana" style:font-family-complex="Verdana" style:font-size-complex="9pt" style:font-style-complex="normal" style:font-weight-complex="normal"/>
    </style:style>
    <style:style style:name="List7Level6" style:family="text">
      <style:text-properties fo:color="#000000" style:text-line-through-style="none" style:text-line-through-type="none" style:font-name="Verdana" fo:font-family="Verdana" fo:font-size="9pt" fo:font-style="normal" style:text-underline-style="none" fo:font-weight="normal" style:font-name-asian="Verdana" style:font-family-asian="Verdana" style:font-size-asian="9pt" style:font-style-asian="normal" style:font-weight-asian="normal" style:font-name-complex="Verdana" style:font-family-complex="Verdana" style:font-size-complex="9pt" style:font-style-complex="normal" style:font-weight-complex="normal"/>
    </style:style>
    <style:style style:name="List7Level7" style:family="text">
      <style:text-properties fo:color="#000000" style:text-line-through-style="none" style:text-line-through-type="none" style:font-name="Verdana" fo:font-family="Verdana" fo:font-size="9pt" fo:font-style="normal" style:text-underline-style="none" fo:font-weight="normal" style:font-name-asian="Verdana" style:font-family-asian="Verdana" style:font-size-asian="9pt" style:font-style-asian="normal" style:font-weight-asian="normal" style:font-name-complex="Verdana" style:font-family-complex="Verdana" style:font-size-complex="9pt" style:font-style-complex="normal" style:font-weight-complex="normal"/>
    </style:style>
    <style:style style:name="List7Level8" style:family="text">
      <style:text-properties fo:color="#000000" style:text-line-through-style="none" style:text-line-through-type="none" style:font-name="Verdana" fo:font-family="Verdana" fo:font-size="9pt" fo:font-style="normal" style:text-underline-style="none" fo:font-weight="normal" style:font-name-asian="Verdana" style:font-family-asian="Verdana" style:font-size-asian="9pt" style:font-style-asian="normal" style:font-weight-asian="normal" style:font-name-complex="Verdana" style:font-family-complex="Verdana" style:font-size-complex="9pt" style:font-style-complex="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prefix=" " style:num-suffix="." style:num-format="1">
        <style:list-level-properties text:space-before="0.25in"/>
      </text:list-level-style-number>
      <text:list-level-style-number text:level="2" text:style-name="List1Level1" style:num-prefix=" " style:num-suffix=")" style:num-format="a">
        <style:list-level-properties text:space-before="0.75in"/>
      </text:list-level-style-number>
      <text:list-level-style-bullet text:level="3" text:style-name="List1Level2" text:bullet-char="•">
        <style:list-level-properties text:space-before="1.3752in"/>
        <style:text-properties fo:font-family="Verdana" style:font-family-generic="swiss"/>
      </text:list-level-style-bullet>
      <text:list-level-style-bullet text:level="4" text:style-name="List1Level3" text:bullet-char="•">
        <style:list-level-properties text:space-before="1.75in"/>
        <style:text-properties fo:font-family="Verdana" style:font-family-generic="swiss"/>
      </text:list-level-style-bullet>
      <text:list-level-style-bullet text:level="5" text:style-name="List1Level4" text:bullet-char="•">
        <style:list-level-properties text:space-before="2.25in"/>
        <style:text-properties fo:font-family="Verdana" style:font-family-generic="swiss"/>
      </text:list-level-style-bullet>
      <text:list-level-style-bullet text:level="6" text:style-name="List1Level5" text:bullet-char="•">
        <style:list-level-properties text:space-before="2.8752in"/>
        <style:text-properties fo:font-family="Verdana" style:font-family-generic="swiss"/>
      </text:list-level-style-bullet>
      <text:list-level-style-bullet text:level="7" text:style-name="List1Level6" text:bullet-char="•">
        <style:list-level-properties text:space-before="3.25in"/>
        <style:text-properties fo:font-family="Verdana" style:font-family-generic="swiss"/>
      </text:list-level-style-bullet>
      <text:list-level-style-bullet text:level="8" text:style-name="List1Level7" text:bullet-char="•">
        <style:list-level-properties text:space-before="3.75in"/>
        <style:text-properties fo:font-family="Verdana" style:font-family-generic="swiss"/>
      </text:list-level-style-bullet>
      <text:list-level-style-bullet text:level="9" text:style-name="List1Level8" text:bullet-char="•">
        <style:list-level-properties text:space-before="4.3752in"/>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1.25in"/>
      </text:list-level-style-bullet>
      <text:list-level-style-bullet text:level="2" text:style-name="List3Level1" text:bullet-char="○">
        <style:list-level-properties text:space-before="0.75in" text:min-label-width="1.25in"/>
      </text:list-level-style-bullet>
      <text:list-level-style-bullet text:level="3" text:style-name="List3Level2" text:bullet-char="■">
        <style:list-level-properties text:space-before="1.3748in" text:min-label-width="1.1252in"/>
      </text:list-level-style-bullet>
      <text:list-level-style-bullet text:level="4" text:style-name="List3Level3" text:bullet-char="●">
        <style:list-level-properties text:space-before="1.75in" text:min-label-width="1.25in"/>
      </text:list-level-style-bullet>
      <text:list-level-style-bullet text:level="5" text:style-name="List3Level4" text:bullet-char="○">
        <style:list-level-properties text:space-before="2.25in" text:min-label-width="1.25in"/>
      </text:list-level-style-bullet>
      <text:list-level-style-bullet text:level="6" text:style-name="List3Level5" text:bullet-char="■">
        <style:list-level-properties text:space-before="2.8748in" text:min-label-width="1.1252in"/>
      </text:list-level-style-bullet>
      <text:list-level-style-bullet text:level="7" text:style-name="List3Level6" text:bullet-char="●">
        <style:list-level-properties text:space-before="3.25in" text:min-label-width="1.25in"/>
      </text:list-level-style-bullet>
      <text:list-level-style-bullet text:level="8" text:style-name="List3Level7" text:bullet-char="○">
        <style:list-level-properties text:space-before="3.75in" text:min-label-width="1.25in"/>
      </text:list-level-style-bullet>
      <text:list-level-style-bullet text:level="9" text:style-name="List3Level8" text:bullet-char="■">
        <style:list-level-properties text:space-before="4.3748in" text:min-label-width="1.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text:start-value="2">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75in"/>
      </text:list-level-style-bullet>
      <text:list-level-style-bullet text:level="2" text:style-name="List5Level1" text:bullet-char="○">
        <style:list-level-properties text:space-before="0.75in" text:min-label-width="0.75in"/>
      </text:list-level-style-bullet>
      <text:list-level-style-bullet text:level="3" text:style-name="List5Level2" text:bullet-char="■">
        <style:list-level-properties text:space-before="1.3748in" text:min-label-width="0.6252in"/>
      </text:list-level-style-bullet>
      <text:list-level-style-bullet text:level="4" text:style-name="List5Level3" text:bullet-char="●">
        <style:list-level-properties text:space-before="1.75in" text:min-label-width="0.75in"/>
      </text:list-level-style-bullet>
      <text:list-level-style-bullet text:level="5" text:style-name="List5Level4" text:bullet-char="○">
        <style:list-level-properties text:space-before="2.25in" text:min-label-width="0.75in"/>
      </text:list-level-style-bullet>
      <text:list-level-style-bullet text:level="6" text:style-name="List5Level5" text:bullet-char="■">
        <style:list-level-properties text:space-before="2.8748in" text:min-label-width="0.6252in"/>
      </text:list-level-style-bullet>
      <text:list-level-style-bullet text:level="7" text:style-name="List5Level6" text:bullet-char="●">
        <style:list-level-properties text:space-before="3.25in" text:min-label-width="0.75in"/>
      </text:list-level-style-bullet>
      <text:list-level-style-bullet text:level="8" text:style-name="List5Level7" text:bullet-char="○">
        <style:list-level-properties text:space-before="3.75in" text:min-label-width="0.75in"/>
      </text:list-level-style-bullet>
      <text:list-level-style-bullet text:level="9" text:style-name="List5Level8" text:bullet-char="■">
        <style:list-level-properties text:space-before="4.3748in" text:min-label-width="0.6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text:start-value="3">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style:text-properties fo:font-family="Verdana" style:font-family-generic="swiss"/>
      </text:list-level-style-bullet>
      <text:list-level-style-bullet text:level="2" text:style-name="List7Level1" text:bullet-char="◦">
        <style:list-level-properties text:space-before="0.75in"/>
        <style:text-properties fo:font-family="Verdana" style:font-family-generic="swiss"/>
      </text:list-level-style-bullet>
      <text:list-level-style-bullet text:level="3" text:style-name="List7Level2" text:bullet-char="▪">
        <style:list-level-properties text:space-before="1.3752in"/>
        <style:text-properties fo:font-family="Verdana" style:font-family-generic="swiss"/>
      </text:list-level-style-bullet>
      <text:list-level-style-bullet text:level="4" text:style-name="List7Level3" text:bullet-char="•">
        <style:list-level-properties text:space-before="1.75in"/>
        <style:text-properties fo:font-family="Verdana" style:font-family-generic="swiss"/>
      </text:list-level-style-bullet>
      <text:list-level-style-bullet text:level="5" text:style-name="List7Level4" text:bullet-char="◦">
        <style:list-level-properties text:space-before="2.25in"/>
        <style:text-properties fo:font-family="Verdana" style:font-family-generic="swiss"/>
      </text:list-level-style-bullet>
      <text:list-level-style-bullet text:level="6" text:style-name="List7Level5" text:bullet-char="▪">
        <style:list-level-properties text:space-before="2.8752in"/>
        <style:text-properties fo:font-family="Verdana" style:font-family-generic="swiss"/>
      </text:list-level-style-bullet>
      <text:list-level-style-bullet text:level="7" text:style-name="List7Level6" text:bullet-char="•">
        <style:list-level-properties text:space-before="3.25in"/>
        <style:text-properties fo:font-family="Verdana" style:font-family-generic="swiss"/>
      </text:list-level-style-bullet>
      <text:list-level-style-bullet text:level="8" text:style-name="List7Level7" text:bullet-char="◦">
        <style:list-level-properties text:space-before="3.75in"/>
        <style:text-properties fo:font-family="Verdana" style:font-family-generic="swiss"/>
      </text:list-level-style-bullet>
      <text:list-level-style-bullet text:level="9" text:style-name="List7Level8" text:bullet-char="▪">
        <style:list-level-properties text:space-before="4.3752in"/>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9839in" fo:margin-bottom="0.9839in" fo:margin-left="1.1811in" fo:margin-right="1.181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Linux_X86_64 LibreOffice_project/10$Build-2</meta:generator>
    <dc:title/>
    <meta:initial-creator/>
    <meta:editing-cycles>10</meta:editing-cycles>
    <dc:date>2018-02-05T09:02:26.418094786</dc:date>
    <meta:editing-duration>PT9M44S</meta:editing-duration>
    <meta:document-statistic meta:table-count="0" meta:image-count="0" meta:object-count="0" meta:page-count="2" meta:paragraph-count="16" meta:word-count="622" meta:character-count="3748" meta:non-whitespace-character-count="3129"/>
  </office:meta>
</office:document-meta>
</file>